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7.0875in" style:rel-width="100%" table:align="left" style:writing-mode="page"/>
    </style:style>
    <style:style style:name="Tableau1.A" style:family="table-column">
      <style:table-column-properties style:column-width="3.4549in" style:rel-column-width="4975*"/>
    </style:style>
    <style:style style:name="Tableau1.B" style:family="table-column">
      <style:table-column-properties style:column-width="2.7069in" style:rel-column-width="3898*"/>
    </style:style>
    <style:style style:name="Tableau1.C" style:family="table-column">
      <style:table-column-properties style:column-width="0.9257in" style:rel-column-width="1333*"/>
    </style:style>
    <style:style style:name="Tableau1.A1" style:family="table-cell">
      <style:table-cell-properties fo:background-color="#e6e6e6" fo:padding="0.0382in" fo:border="none">
        <style:background-image/>
      </style:table-cell-properties>
    </style:style>
    <style:style style:name="Tableau1.A2" style:family="table-cell">
      <style:table-cell-properties style:vertical-align="" fo:padding="0.0382in" fo:border="none"/>
    </style:style>
    <style:style style:name="Tableau2" style:family="table">
      <style:table-properties style:width="7.0875in" style:rel-width="100%" table:align="left" style:writing-mode="page"/>
    </style:style>
    <style:style style:name="Tableau2.A" style:family="table-column">
      <style:table-column-properties style:column-width="7.0875in" style:rel-column-width="10206*"/>
    </style:style>
    <style:style style:name="Tableau2.A1" style:family="table-cell">
      <style:table-cell-properties fo:background-color="#e6e6e6" fo:padding="0.0382in" fo:border="none">
        <style:background-image/>
      </style:table-cell-properties>
    </style:style>
    <style:style style:name="Tableau2.A2" style:family="table-cell">
      <style:table-cell-properties fo:padding="0.0382in" fo:border="none"/>
    </style:style>
    <style:style style:name="Tableau4" style:family="table">
      <style:table-properties style:width="7.0875in" style:rel-width="100%" table:align="left" style:writing-mode="page"/>
    </style:style>
    <style:style style:name="Tableau4.A" style:family="table-column">
      <style:table-column-properties style:column-width="7.0875in" style:rel-column-width="10206*"/>
    </style:style>
    <style:style style:name="Tableau4.A1" style:family="table-cell">
      <style:table-cell-properties fo:background-color="#e6e6e6" fo:padding="0.0382in" fo:border="none">
        <style:background-image/>
      </style:table-cell-properties>
    </style:style>
    <style:style style:name="Tableau4.A2" style:family="table-cell">
      <style:table-cell-properties style:vertical-align="middle" fo:padding="0.0382in" fo:border="none"/>
    </style:style>
    <style:style style:name="Tableau5" style:family="table">
      <style:table-properties style:width="7.0875in" style:rel-width="100%" table:align="left" style:writing-mode="page"/>
    </style:style>
    <style:style style:name="Tableau5.A" style:family="table-column">
      <style:table-column-properties style:column-width="7.0875in" style:rel-column-width="10206*"/>
    </style:style>
    <style:style style:name="Tableau5.A1" style:family="table-cell">
      <style:table-cell-properties fo:background-color="#e6e6e6" fo:padding="0.0382in" fo:border="none">
        <style:background-image/>
      </style:table-cell-properties>
    </style:style>
    <style:style style:name="Tableau5.A2" style:family="table-cell">
      <style:table-cell-properties style:vertical-align="middle" fo:padding="0.0382in" fo:border="none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rsid="00293991" officeooo:paragraph-rsid="00293991"/>
    </style:style>
    <style:style style:name="P7" style:family="paragraph" style:parent-style-name="Table_20_Contents">
      <style:text-properties officeooo:paragraph-rsid="00293991"/>
    </style:style>
    <style:style style:name="P8" style:family="paragraph" style:parent-style-name="Addressee">
      <style:text-properties fo:font-weight="bold" style:font-weight-asian="bold" style:font-weight-complex="bold"/>
    </style:style>
    <style:style style:name="P9" style:family="paragraph" style:parent-style-name="Addressee">
      <style:text-properties style:font-name="DejaVu Sans Condensed" fo:font-size="10pt" officeooo:rsid="00293991" officeooo:paragraph-rsid="00293991" style:font-size-asian="10.5pt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fo:font-size="2pt" officeooo:paragraph-rsid="00243bb5" style:font-size-asian="1.75pt" style:font-size-complex="2pt"/>
    </style:style>
    <style:style style:name="P12" style:family="paragraph" style:parent-style-name="Standard">
      <style:text-properties style:use-window-font-color="true" fo:font-size="11pt" style:font-size-asian="11pt" style:font-size-complex="11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officeooo:paragraph-rsid="0029298c"/>
    </style:style>
    <style:style style:name="P15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.5902in" fo:margin-right="0in" fo:text-indent="0in" style:auto-text-indent="false" style:page-number="auto" fo:background-color="transparent" style:writing-mode="page"/>
    </style:style>
    <style:style style:name="P20" style:family="paragraph" style:parent-style-name="Standard" style:master-page-name="">
      <loext:graphic-properties draw:fill="none"/>
      <style:paragraph-properties fo:margin-left="0.5902in" fo:margin-right="0in" fo:text-indent="0in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1" style:family="paragraph" style:parent-style-name="Addressee">
      <loext:graphic-properties draw:fill="none"/>
      <style:paragraph-properties fo:margin-left="0.5902in" fo:margin-right="0in" fo:margin-top="0in" fo:margin-bottom="0.0417in" loext:contextual-spacing="false" fo:text-indent="0in" style:auto-text-indent="false" fo:background-color="transparent" text:number-lines="false" text:line-number="0" style:writing-mode="page">
        <style:tab-stops>
          <style:tab-stop style:position="0.4689in"/>
          <style:tab-stop style:position="2.561in" style:leader-style="solid" style:leader-text="_"/>
          <style:tab-stop style:position="2.8472in"/>
        </style:tab-stops>
      </style:paragraph-properties>
      <style:text-properties officeooo:paragraph-rsid="0024845d"/>
    </style:style>
    <style:style style:name="P22" style:family="paragraph" style:parent-style-name="Addressee" style:master-page-name="">
      <loext:graphic-properties draw:fill="none"/>
      <style:paragraph-properties fo:margin-left="0.5902in" fo:margin-right="0in" fo:margin-top="0in" fo:margin-bottom="0.0417in" loext:contextual-spacing="false" fo:text-indent="0in" style:auto-text-indent="false" style:page-number="auto" fo:background-color="transparent" text:number-lines="false" text:line-number="0" style:writing-mode="page">
        <style:tab-stops>
          <style:tab-stop style:position="0.4689in"/>
          <style:tab-stop style:position="2.561in" style:leader-style="solid" style:leader-text="_"/>
          <style:tab-stop style:position="2.8472in"/>
        </style:tab-stops>
      </style:paragraph-properties>
    </style:style>
    <style:style style:name="P23" style:family="paragraph" style:parent-style-name="Standard" style:master-page-name="">
      <loext:graphic-properties draw:fill="none"/>
      <style:paragraph-properties fo:margin-left="1.2992in" fo:margin-right="0in" fo:text-indent="0in" style:auto-text-indent="false" style:page-number="auto" fo:background-color="transparent" style:writing-mode="page"/>
    </style:style>
    <style:style style:name="P24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Frame_20_contents">
      <style:paragraph-properties fo:text-align="end" style:justify-single-word="false"/>
      <style:text-properties fo:color="#00cc00" fo:language="fr" fo:country="FR" fo:font-weight="bold" officeooo:paragraph-rsid="002a2bec" style:font-weight-asian="bold" style:font-weight-complex="bold"/>
    </style:style>
    <style:style style:name="P26" style:family="paragraph" style:parent-style-name="Standard" style:list-style-name="L1"/>
    <style:style style:name="P27" style:family="paragraph" style:parent-style-name="Standard" style:list-style-name="L3">
      <style:text-properties officeooo:rsid="002a2b99" officeooo:paragraph-rsid="002a2b99"/>
    </style:style>
    <style:style style:name="P28" style:family="paragraph" style:parent-style-name="Standard" style:list-style-name="L4">
      <style:text-properties officeooo:rsid="002a2b99" officeooo:paragraph-rsid="002a2b99"/>
    </style:style>
    <style:style style:name="P29" style:family="paragraph" style:parent-style-name="Table_20_Contents">
      <style:paragraph-properties fo:text-align="end" style:justify-single-word="false"/>
      <style:text-properties style:font-name="Open Sans" fo:font-size="10pt" officeooo:rsid="00293991" officeooo:paragraph-rsid="00293991" style:font-size-asian="10.5pt"/>
    </style:style>
    <style:style style:name="P30" style:family="paragraph" style:parent-style-name="Text_20_body" style:list-style-name="L2">
      <style:text-properties fo:language="fr" fo:country="FR" officeooo:paragraph-rsid="00293991"/>
    </style:style>
    <style:style style:name="P31" style:family="paragraph" style:parent-style-name="Text_20_body" style:list-style-name="L2">
      <style:text-properties style:font-name="Open Sans" fo:font-size="11pt" fo:language="fr" fo:country="FR" fo:font-weight="normal" officeooo:rsid="00699ee3" officeooo:paragraph-rsid="00293991" style:font-size-asian="10.5pt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93991"/>
    </style:style>
    <style:style style:name="T6" style:family="text">
      <style:text-properties style:font-name="Open Sans" fo:font-size="10pt" officeooo:rsid="00293991" style:font-size-asian="10.5pt"/>
    </style:style>
    <style:style style:name="T7" style:family="text">
      <style:text-properties style:font-name="Open Sans" fo:font-size="11pt" fo:font-weight="normal" officeooo:rsid="0069e308" style:font-size-asian="10.5pt"/>
    </style:style>
    <style:style style:name="T8" style:family="text">
      <style:text-properties style:font-name="Open Sans" fo:font-size="11pt" fo:font-weight="normal" officeooo:rsid="00293991" style:font-size-asian="10.5pt"/>
    </style:style>
    <style:style style:name="T9" style:family="text">
      <style:text-properties officeooo:rsid="00103c23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3">Fait à <text:user-defined style:data-style-name="N0" text:name="PV - Lieu">Toulouse</text:user-defined>, le <text:user-defined style:data-style-name="N76" text:name="Date Livraison">21 avril 2022</text:user-defined></text:p>
      <text:p text:style-name="P14"/>
      <text:p text:style-name="P20">Objet : <text:user-defined style:data-style-name="N0" text:name="Projet - Libellé">systeme informatique OC Pizza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Livrable</text:p>
          </table:table-cell>
          <table:table-cell table:style-name="Tableau1.A1" office:value-type="string">
            <text:p text:style-name="P4">Dépôt</text:p>
          </table:table-cell>
          <table:table-cell table:style-name="Tableau1.A1" office:value-type="string">
            <text:p text:style-name="P5">Version</text:p>
          </table:table-cell>
        </table:table-row>
        <table:table-row>
          <table:table-cell table:style-name="Tableau1.A2" office:value-type="string">
            <text:p text:style-name="P2">Code source :</text:p>
            <text:list xml:id="list215685761" text:style-name="L1">
              <text:list-item>
                <text:p text:style-name="P26">application web</text:p>
                <text:p text:style-name="P26"/>
              </text:list-item>
            </text:list>
          </table:table-cell>
          <table:table-cell table:style-name="Tableau1.A2" office:value-type="string">
            <text:p text:style-name="Table_20_Contents">https://github.com/<text:span text:style-name="T6">OCPizza</text:span>/<text:span text:style-name="T5">ocpizza</text:span></text:p>
          </table:table-cell>
          <table:table-cell table:style-name="Tableau1.A2" office:value-type="string">
            <text:p text:style-name="P29">1.0</text:p>
            <text:p text:style-name="P3"/>
          </table:table-cell>
        </table:table-row>
        <table:table-row>
          <table:table-cell table:style-name="Tableau1.A2" office:value-type="string">
            <text:p text:style-name="P2">Documentation :</text:p>
            <text:list xml:id="list4190140318" text:style-name="L2">
              <text:list-item>
                <text:p text:style-name="P30">Dossier de <text:span text:style-name="T9">conception</text:span> <text:span text:style-name="T7">fonctionelle</text:span> de l'application</text:p>
              </text:list-item>
              <text:list-item>
                <text:p text:style-name="P30">Dossier de <text:span text:style-name="T9">conception</text:span> <text:span text:style-name="T8">technique</text:span> de l'application</text:p>
              </text:list-item>
              <text:list-item>
                <text:p text:style-name="P31">Dossier d’exploitation de l'application</text:p>
              </text:list-item>
            </text:list>
          </table:table-cell>
          <table:table-cell table:style-name="Tableau1.A2" office:value-type="string">
            <text:p text:style-name="P7">https://github.com/<text:span text:style-name="T6">OCPizza</text:span>/<text:span text:style-name="T5">ocpizzaDocs</text:span></text:p>
          </table:table-cell>
          <table:table-cell table:style-name="Tableau1.A2" office:value-type="string">
            <text:p text:style-name="P3"/>
            <text:p text:style-name="P6">2.0</text:p>
            <text:p text:style-name="P6"/>
            <text:p text:style-name="P6"/>
            <text:p text:style-name="P6">2.0</text:p>
            <text:p text:style-name="P6"/>
            <text:p text:style-name="P6">1.0</text:p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tail de la livraison</text:p>
          </table:table-cell>
        </table:table-row>
        <table:table-row>
          <table:table-cell table:style-name="Tableau2.A2" office:value-type="string">
            <text:list xml:id="list1514229813" text:style-name="L3">
              <text:list-item>
                <text:p text:style-name="P27">Le code source sera délivré via dépôt GitHub comme indiqué ci-dessus.</text:p>
              </text:list-item>
              <text:list-item>
                <text:p text:style-name="P27">Les dossier de conception et d’exploitation seront délivrés à la fois sur dépôt GitHub indiqué ci-dessus et en version papier envoyé par LRAR au client OC Pizza.</text:p>
              </text:list-item>
            </text:list>
          </table:table-cell>
        </table:table-row>
      </table:table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Anomalies non corrigées, problèmes connus</text:p>
          </table:table-cell>
        </table:table-row>
        <table:table-row>
          <table:table-cell table:style-name="Tableau4.A2" office:value-type="string">
            <text:list xml:id="list2855723956" text:style-name="L4">
              <text:list-item>
                <text:p text:style-name="P28">Pas de donnée métier fournies par le client à ce jour.</text:p>
              </text:list-item>
            </text:list>
          </table:table-cell>
        </table:table-row>
      </table:table>
      <text:p text:style-name="P1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Actions à réaliser, mode opératoire</text:p>
          </table:table-cell>
        </table:table-row>
        <table:table-row>
          <table:table-cell table:style-name="Tableau5.A2" office:value-type="string">
            <text:p text:style-name="Table_20_Contents"><text:span text:style-name="T6">D</text:span>éployer l’application web</text:p>
          </table:table-cell>
        </table:table-row>
      </table:table>
      <text:p text:style-name="Standard"/>
      <text:p text:style-name="Standard"/>
      <text:p text:style-name="P4">Date de la livraison : <text:user-defined style:data-style-name="N36" text:name="Date Livraison">21/04/2022</text:user-defined></text:p>
      <text:p text:style-name="Table_20_Contents"/>
      <text:p text:style-name="P24">Date de la réception : ________________________</text:p>
      <text:p text:style-name="P4"/>
      <text:p text:style-name="P19">La réception est prononcée :</text:p>
      <text:p text:style-name="P23">□ Sans réserve<text:tab/><text:tab/>□ Avec réserve<text:tab/><text:tab/>□ Refusée</text:p>
      <text:p text:style-name="Standard"/>
      <text:p text:style-name="Standard"><draw:frame draw:style-name="fr1" draw:name="Cadre17" text:anchor-type="as-char" svg:width="6.7791in" draw:z-index="0"><draw:text-box fo:min-height="5.9354in"><text:p text:style-name="Frame_20_contents"/></draw:text-box></draw:frame></text:p>
      <text:p text:style-name="Standard"/>
      <text:p text:style-name="P22">Fait à <text:tab/><text:tab/><text:tab/>Pour <text:user-defined style:data-style-name="N0" text:name="Client">OC Pizza</text:user-defined></text:p>
      <text:p text:style-name="P21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1654in" fo:margin-bottom="0.2362in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3" style:family="table">
      <style:table-properties style:width="7.0875in" table:align="margins"/>
    </style:style>
    <style:style style:name="Tableau3.A" style:family="table-column">
      <style:table-column-properties style:column-width="4.5861in" style:rel-column-width="42405*"/>
    </style:style>
    <style:style style:name="Tableau3.B" style:family="table-column">
      <style:table-column-properties style:column-width="2.5014in" style:rel-column-width="23130*"/>
    </style:style>
    <style:style style:name="Tableau3.A1" style:family="table-cell">
      <style:table-cell-properties fo:padding-left="0.0396in" fo:padding-right="0.0396in" fo:padding-top="0in" fo:padding-bottom="0in" fo:border="none"/>
    </style:style>
    <style:style style:name="Tableau3.A2" style:family="table-cell">
      <style:table-cell-properties fo:padding-left="0.1965in" fo:padding-right="0.1965in" fo:padding-top="0in" fo:padding-bottom="0in" fo:border="none"/>
    </style:style>
    <style:style style:name="Tableau6" style:family="table">
      <style:table-properties style:width="7.0875in" style:rel-width="100%" table:align="right" style:writing-mode="page"/>
    </style:style>
    <style:style style:name="Tableau6.A" style:family="table-column">
      <style:table-column-properties style:column-width="1.4639in" style:rel-column-width="1991*"/>
    </style:style>
    <style:style style:name="Tableau6.B" style:family="table-column">
      <style:table-column-properties style:column-width="5.6236in" style:rel-column-width="7647*"/>
    </style:style>
    <style:style style:name="Tableau6.1" style:family="table-row">
      <style:table-row-properties style:min-row-height="0.0778in"/>
    </style:style>
    <style:style style:name="Tableau6.A1" style:family="table-cell">
      <style:table-cell-properties style:vertical-align="" fo:background-color="#e6e6e6" fo:padding-left="0.0396in" fo:padding-right="0.0396in" fo:padding-top="0in" fo:padding-bottom="0in" fo:border="none">
        <style:background-image/>
      </style:table-cell-properties>
    </style:style>
    <style:style style:name="Tableau6.2" style:family="table-row">
      <style:table-row-properties style:min-row-height="0.1264in"/>
    </style:style>
    <style:style style:name="MP1" style:family="paragraph" style:parent-style-name="Frame_20_contents">
      <style:paragraph-properties fo:text-align="end" style:justify-single-word="false"/>
      <style:text-properties fo:color="#00cc00" fo:language="fr" fo:country="FR" fo:font-weight="bold" officeooo:paragraph-rsid="002a2bec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93991" officeooo:paragraph-rsid="00293991" style:font-size-asian="10.5pt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8.2681in" fo:page-height="11.6929in" style:num-format="1" style:print-orientation="portrait" fo:margin-top="0.5902in" fo:margin-bottom="0.3937in" fo:margin-left="0.5902in" fo:margin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0.3937in" style:dynamic-spacing="true"/>
      </style:header-style>
      <style:footer-style>
        <style:header-footer-properties fo:min-height="0.2362in" fo:margin-left="0in" fo:margin-right="0in" fo:margin-top="0.1965in" style:shadow="none" fo:background-color="transparent" style:dynamic-spacing="true" draw:fill="none" draw:fill-color="#cfe7f5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IT Consulting et développement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Rue des Oliviers</text:p>
              <text:p text:style-name="MP4">31000 Toulouse</text:p>
            </table:table-cell>
            <table:table-cell table:style-name="Tableau3.A2" office:value-type="string">
              <text:p text:style-name="MP3"><text:user-defined style:data-style-name="N0" text:name="Projet - Libellé">systeme informatique OC Pizza</text:user-defined></text:p>
              <text:p text:style-name="Addressee">Ref. Interne : <text:user-defined style:data-style-name="N0" text:name="Projet - Ref Int.">44588OCPIZZA</text:user-defined></text:p>
              <text:p text:style-name="Addressee">Ref. Client : <text:user-defined style:data-style-name="N0" text:name="Projet - Ref Ext.">1354F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&lt;Entreprise&gt;</text:p>
            </table:table-cell>
            <table:table-cell table:style-name="Tableau6.A1" office:value-type="string">
              <text:p text:style-name="MP7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8">&lt;siteWebEntreprise&gt;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01T09:11:42</meta:creation-date>
    <meta:editing-duration>PT4H13M56S</meta:editing-duration>
    <meta:editing-cycles>56</meta:editing-cycles>
    <meta:generator>LibreOffice/6.4.6.2$Linux_X86_64 LibreOffice_project/40$Build-2</meta:generator>
    <meta:initial-creator>Loïc GUIBERT</meta:initial-creator>
    <dc:date>2020-12-12T12:35:45.436488708</dc:date>
    <dc:subject>Livraison finale</dc:subject>
    <dc:title>Procés verbal de livraison</dc:title>
    <meta:document-statistic meta:table-count="6" meta:image-count="0" meta:object-count="0" meta:page-count="2" meta:paragraph-count="47" meta:word-count="221" meta:character-count="1385" meta:non-whitespace-character-count="1205"/>
    <meta:user-defined meta:name="Client">OC Pizza</meta:user-defined>
    <meta:user-defined meta:name="Date Livraison" meta:value-type="date">2022-04-21</meta:user-defined>
    <meta:user-defined meta:name="PV - Lieu">Toulouse</meta:user-defined>
    <meta:user-defined meta:name="Projet - Libellé">systeme informatique OC Pizza</meta:user-defined>
    <meta:user-defined meta:name="Projet - Ref Ext." meta:value-type="string">1354F</meta:user-defined>
    <meta:user-defined meta:name="Projet - Ref Int." meta:value-type="string">44588OCPIZZA</meta:user-defined>
    <meta:template xlink:type="simple" xlink:actuate="onRequest" xlink:title="openrun-pv-livraison" xlink:href="../../../../../../../gestion/modeles/openrun-pv-livraison.ott" meta:date="2014-04-01T09:11:41"/>
  </office:meta>
</office:document-meta>
</file>